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ProxyControllerTests.typ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AndMethodLevelImpl.doI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LevelImpl.doI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ProxyControllerTests.createWebApplicationContext( @ Nullable Web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LevelImpl.doI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ProxyControllerTests.typeAndMetho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kProxyControllerTests.metho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kProxyControllerTests.initServlet( final Class &lt; ? &gt; controll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